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75pt"/>
    </style:style>
    <style:style style:name="co2" style:family="table-column">
      <style:table-column-properties fo:break-before="auto" style:column-width="100.94pt"/>
    </style:style>
    <style:style style:name="co3" style:family="table-column">
      <style:table-column-properties fo:break-before="auto" style:column-width="49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09pt" svg:height="254.98pt" svg:x="253.45pt" svg:y="7.68pt">
            <draw:object draw:notify-on-update-of-ranges="Sheet1.A2:Sheet1.A4 Sheet1.B2:Sheet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C2]*60*60" office:value-type="float" office:value="604800" calcext:value-type="float">
            <text:p>604800</text:p>
          </table:table-cell>
          <table:table-cell table:formula="of:=7*24" office:value-type="float" office:value="168" calcext:value-type="float">
            <text:p>16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C3]*60*60" office:value-type="float" office:value="86400" calcext:value-type="float">
            <text:p>8640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C4]*60*60" office:value-type="float" office:value="43200" calcext:value-type="float">
            <text:p>43200</text:p>
          </table:table-cell>
          <table:table-cell office:value-type="float" office:value="12" calcext:value-type="float">
            <text:p>12</text:p>
          </table:table-cell>
        </table:table-row>
        <table:table-row table:style-name="ro1" table:number-rows-repeated="11">
          <table:table-cell table:number-columns-repeated="3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string" calcext:value-type="string">
            <text:p>ETA in seconds</text:p>
          </table:table-cell>
          <table:table-cell table:style-name="ce1" table:formula="of:=3203616.1*POWER([.B16]; -1.3724)" office:value-type="float" office:value="14927.0515838069" calcext:value-type="float">
            <text:p>14927.0515838069</text:p>
          </table:table-cell>
          <table:table-cell/>
        </table:table-row>
        <table:table-row table:style-name="ro1">
          <table:table-cell office:value-type="string" calcext:value-type="string">
            <text:p>ETA in hours</text:p>
          </table:table-cell>
          <table:table-cell table:formula="of:=[.B17]/60/60" office:value-type="float" office:value="4.14640321772413" calcext:value-type="float">
            <text:p>4.14640321772413</text:p>
          </table:table-cell>
          <table:table-cell/>
        </table:table-row>
        <table:table-row table:style-name="ro1">
          <table:table-cell office:value-type="string" calcext:value-type="string">
            <text:p>ETA in weeks</text:p>
          </table:table-cell>
          <table:table-cell table:formula="of:=[.B18]/24" office:value-type="float" office:value="0.172766800738505" calcext:value-type="float">
            <text:p>0.1727668007385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Tahoma" style:language-complex="fa" style:country-complex="IR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fa" style:country-complex="IR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1T16:51:00.752000000</meta:creation-date>
    <dc:date>2019-10-11T19:25:31.578000000</dc:date>
    <meta:editing-duration>PT23M19S</meta:editing-duration>
    <meta:editing-cycles>1</meta:editing-cycles>
    <meta:document-statistic meta:table-count="1" meta:cell-count="17" meta:object-count="1"/>
    <meta:generator>LibreOffice/6.3.0.4$Windows_X86_64 LibreOffice_project/057fc023c990d676a43019934386b85b21a9ee99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5cm" svg:height="8.996cm" xlink:href=".." xlink:type="simple" chart:class="chart:scatter" chart:style-name="ch1">
        <chart:legend chart:legend-position="end" svg:x="11.766cm" svg:y="3.958cm" style:legend-expansion="high" chart:style-name="ch2"/>
        <chart:plot-area chart:style-name="ch3" table:cell-range-address="Sheet1.A2:Sheet1.B4" svg:x="0.425cm" svg:y="0.196cm" svg:width="11.129cm" svg:height="8.635cm">
          <chartooo:coordinate-region svg:x="1.84cm" svg:y="0.391cm" svg:width="9.519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4" chart:class="chart:scatter">
            <chart:domain table:cell-range-address="Sheet1.A2:Sheet1.A4"/>
            <chart:regression-curve chart:style-name="ch7">
              <chart:equation chart:display-equation="true" chart:display-r-square="false" svg:x="4.667cm" svg:y="5.624cm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2:Sheet1.A4</svg:desc>
                </draw:g>
              </table:table-cell>
              <table:table-cell office:value-type="float" office:value="604800">
                <text:p>604800</text:p>
                <draw:g>
                  <svg:desc>Sheet1.B2:Sheet1.B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86400">
                <text:p>864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3200">
                <text:p>43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0.4$Windows_X86_64 LibreOffice_project/057fc023c990d676a43019934386b85b21a9ee99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